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left="0in" fo:margin-right="0in" fo:margin-top="0in" fo:margin-bottom="0in" style:contextual-spacing="false" fo:line-height="138%" fo:text-indent="0in" style:auto-text-indent="false" style:writing-mode="lr-tb"/>
      <style:text-properties fo:color="#000000" style:font-name="Liberation Serif" fo:font-size="12pt" fo:font-style="italic" officeooo:rsid="00255b18" officeooo:paragraph-rsid="00255b18" fo:background-color="transparent" style:font-size-asian="12pt" style:font-style-asian="italic" style:font-size-complex="12pt" style:font-style-complex="italic"/>
    </style:style>
    <style:style style:name="P2" style:family="paragraph" style:parent-style-name="Standard">
      <style:text-properties officeooo:rsid="00095d82" officeooo:paragraph-rsid="001d47f2"/>
    </style:style>
    <style:style style:name="P3" style:family="paragraph" style:parent-style-name="Standard">
      <style:text-properties fo:font-size="15pt" style:text-underline-style="solid" style:text-underline-width="auto" style:text-underline-color="font-color" officeooo:rsid="001d47f2" officeooo:paragraph-rsid="001d47f2" style:font-size-asian="15pt" style:font-size-complex="15pt"/>
    </style:style>
    <style:style style:name="P4" style:family="paragraph" style:parent-style-name="Standard">
      <style:text-properties officeooo:rsid="00076bc4" officeooo:paragraph-rsid="001d47f2"/>
    </style:style>
    <style:style style:name="P5" style:family="paragraph" style:parent-style-name="Standard">
      <style:text-properties officeooo:rsid="0014b9c0" officeooo:paragraph-rsid="001d47f2"/>
    </style:style>
    <style:style style:name="P6" style:family="paragraph" style:parent-style-name="Standard">
      <style:text-properties fo:font-size="14pt" style:text-underline-style="solid" style:text-underline-width="auto" style:text-underline-color="font-color" officeooo:rsid="00095d82" officeooo:paragraph-rsid="001d47f2" style:font-size-asian="14pt" style:font-size-complex="14pt"/>
    </style:style>
    <style:style style:name="P7" style:family="paragraph" style:parent-style-name="Standard">
      <style:text-properties officeooo:rsid="001d47f2" officeooo:paragraph-rsid="001d47f2"/>
    </style:style>
    <style:style style:name="P8" style:family="paragraph" style:parent-style-name="Standard">
      <style:text-properties fo:color="#000000" style:font-name="Liberation Serif" fo:font-size="12pt" officeooo:rsid="0022b0c4" officeooo:paragraph-rsid="001d47f2" fo:background-color="transparent" style:font-size-asian="12pt" style:font-size-complex="12pt"/>
    </style:style>
    <style:style style:name="P9" style:family="paragraph" style:parent-style-name="Standard">
      <style:text-properties fo:color="#000000" style:font-name="Liberation Serif" fo:font-size="12pt" officeooo:rsid="0022b0c4" officeooo:paragraph-rsid="0022b0c4" fo:background-color="transparent" style:font-size-asian="12pt" style:font-size-complex="12pt"/>
    </style:style>
    <style:style style:name="P10" style:family="paragraph" style:parent-style-name="Standard">
      <style:text-properties style:font-name="Liberation Serif" fo:font-size="12pt" officeooo:rsid="00210717" officeooo:paragraph-rsid="00210717" style:font-size-asian="12pt" style:font-size-complex="12pt"/>
    </style:style>
    <style:style style:name="P11" style:family="paragraph" style:parent-style-name="Standard">
      <style:text-properties style:font-name="Liberation Serif" fo:font-size="12pt" officeooo:rsid="0022b0c4" officeooo:paragraph-rsid="0022b0c4" style:font-size-asian="12pt" style:font-size-complex="12pt"/>
    </style:style>
    <style:style style:name="P12" style:family="paragraph" style:parent-style-name="Standard">
      <style:paragraph-properties fo:margin-left="0in" fo:margin-right="0in" fo:margin-top="0in" fo:margin-bottom="0in" style:contextual-spacing="false" fo:line-height="138%" fo:text-indent="0in" style:auto-text-indent="false" style:writing-mode="lr-tb"/>
      <style:text-properties fo:color="#000000" style:font-name="Liberation Serif" fo:font-size="14pt" style:text-underline-style="solid" style:text-underline-width="auto" style:text-underline-color="font-color" officeooo:rsid="00095d82" officeooo:paragraph-rsid="00260fc3" fo:background-color="transparent" style:font-size-asian="14pt" style:font-size-complex="14pt"/>
    </style:style>
    <style:style style:name="P13" style:family="paragraph" style:parent-style-name="Standard">
      <style:paragraph-properties fo:margin-left="0in" fo:margin-right="0in" fo:margin-top="0in" fo:margin-bottom="0in" style:contextual-spacing="false" fo:line-height="138%" fo:text-indent="0in" style:auto-text-indent="false" style:writing-mode="lr-tb"/>
      <style:text-properties fo:color="#000000" style:font-name="Liberation Serif" fo:font-size="14pt" style:text-underline-style="solid" style:text-underline-width="auto" style:text-underline-color="font-color" officeooo:rsid="00095d82" officeooo:paragraph-rsid="00270ce4" fo:background-color="transparent" style:font-size-asian="14pt" style:font-size-complex="14pt"/>
    </style:style>
    <style:style style:name="P14" style:family="paragraph" style:parent-style-name="Text_20_body">
      <style:text-properties style:font-name="Liberation Serif" fo:font-style="italic" style:font-style-asian="italic" style:font-style-complex="italic"/>
    </style:style>
    <style:style style:name="P15" style:family="paragraph" style:parent-style-name="Text_20_body">
      <style:paragraph-properties fo:margin-left="0in" fo:margin-right="0in" fo:margin-top="0in" fo:margin-bottom="0in" style:contextual-spacing="false" fo:line-height="138%" fo:text-indent="0in" style:auto-text-indent="false" style:writing-mode="lr-tb"/>
      <style:text-properties fo:color="#000000" style:font-name="Liberation Serif" fo:font-size="12pt" officeooo:rsid="0022b0c4" officeooo:paragraph-rsid="0022b0c4" fo:background-color="transparent" style:font-size-asian="12pt" style:font-size-complex="12pt"/>
    </style:style>
    <style:style style:name="P16" style:family="paragraph" style:parent-style-name="Text_20_body">
      <style:paragraph-properties fo:margin-left="0in" fo:margin-right="0in" fo:margin-top="0in" fo:margin-bottom="0in" style:contextual-spacing="false" fo:line-height="138%" fo:text-indent="0in" style:auto-text-indent="false" style:writing-mode="lr-tb"/>
      <style:text-properties fo:color="#000000" style:font-name="Liberation Serif" fo:font-size="12pt" officeooo:rsid="00241812" officeooo:paragraph-rsid="00241812" fo:background-color="transparent" style:font-size-asian="12pt" style:font-size-complex="12pt"/>
    </style:style>
    <style:style style:name="P17" style:family="paragraph" style:parent-style-name="Text_20_body">
      <style:paragraph-properties fo:margin-left="0in" fo:margin-right="0in" fo:margin-top="0in" fo:margin-bottom="0in" style:contextual-spacing="false" fo:line-height="138%" fo:text-indent="0in" style:auto-text-indent="false" style:writing-mode="lr-tb"/>
      <style:text-properties fo:color="#000000" style:font-name="Liberation Serif" fo:font-size="12pt" officeooo:paragraph-rsid="0022b0c4" fo:background-color="transparent" style:font-size-asian="12pt" style:font-size-complex="12pt"/>
    </style:style>
    <style:style style:name="P18" style:family="paragraph" style:parent-style-name="Text_20_body">
      <style:paragraph-properties fo:margin-left="0in" fo:margin-right="0in" fo:margin-top="0in" fo:margin-bottom="0in" style:contextual-spacing="false" fo:line-height="138%" fo:text-indent="0in" style:auto-text-indent="false" style:writing-mode="lr-tb"/>
      <style:text-properties fo:color="#000000" style:font-name="Liberation Serif" fo:font-size="12pt" officeooo:paragraph-rsid="00270ce4" fo:background-color="transparent" style:font-size-asian="12pt" style:font-size-complex="12pt"/>
    </style:style>
    <style:style style:name="P19" style:family="paragraph" style:parent-style-name="Text_20_body">
      <style:paragraph-properties fo:margin-left="0in" fo:margin-right="0in" fo:margin-top="0in" fo:margin-bottom="0in" style:contextual-spacing="false" fo:line-height="138%" fo:text-indent="0in" style:auto-text-indent="false" style:writing-mode="lr-tb"/>
      <style:text-properties fo:color="#000000" style:font-name="Liberation Serif" fo:font-size="12pt" officeooo:rsid="00255b18" officeooo:paragraph-rsid="00255b18" fo:background-color="transparent" style:font-size-asian="12pt" style:font-size-complex="12pt"/>
    </style:style>
    <style:style style:name="P20" style:family="paragraph" style:parent-style-name="Text_20_body">
      <style:paragraph-properties fo:margin-left="0in" fo:margin-right="0in" fo:margin-top="0in" fo:margin-bottom="0in" style:contextual-spacing="false" fo:line-height="138%" fo:text-indent="0in" style:auto-text-indent="false" style:writing-mode="lr-tb"/>
      <style:text-properties fo:color="#000000" style:font-name="Liberation Serif" fo:font-size="12pt" fo:font-style="italic" officeooo:rsid="00255b18" officeooo:paragraph-rsid="00255b18" fo:background-color="transparent" style:font-size-asian="12pt" style:font-style-asian="italic" style:font-size-complex="12pt" style:font-style-complex="italic"/>
    </style:style>
    <style:style style:name="P21" style:family="paragraph" style:parent-style-name="Text_20_body">
      <style:paragraph-properties fo:margin-left="0in" fo:margin-right="0in" fo:margin-top="0in" fo:margin-bottom="0in" style:contextual-spacing="false" fo:line-height="138%" fo:text-indent="0in" style:auto-text-indent="false" style:writing-mode="lr-tb"/>
      <style:text-properties style:font-name="Liberation Serif" fo:font-size="12pt" officeooo:rsid="0029f968" officeooo:paragraph-rsid="0029f968" style:font-size-asian="12pt" style:font-size-complex="12pt"/>
    </style:style>
    <style:style style:name="P22" style:family="paragraph" style:parent-style-name="Text_20_body">
      <style:paragraph-properties fo:margin-left="0in" fo:margin-right="0in" fo:margin-top="0in" fo:margin-bottom="0in" style:contextual-spacing="false" fo:line-height="138%" fo:text-indent="0in" style:auto-text-indent="false" style:writing-mode="lr-tb"/>
      <style:text-properties style:font-name="Liberation Serif" fo:font-size="12pt" fo:font-weight="bold" officeooo:rsid="0029f968" officeooo:paragraph-rsid="0029f968" style:font-size-asian="12pt" style:font-weight-asian="bold" style:font-size-complex="12pt" style:font-weight-complex="bold"/>
    </style:style>
    <style:style style:name="T1" style:family="text">
      <style:text-properties officeooo:rsid="00177421"/>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officeooo:rsid="000d48cd"/>
    </style:style>
    <style:style style:name="T5" style:family="text">
      <style:text-properties officeooo:rsid="001d47f2"/>
    </style:style>
    <style:style style:name="T6" style:family="text">
      <style:text-properties officeooo:rsid="001f22b2"/>
    </style:style>
    <style:style style:name="T7" style:family="text">
      <style:text-properties officeooo:rsid="00210717"/>
    </style:style>
    <style:style style:name="T8" style:family="text">
      <style:text-properties officeooo:rsid="00241812"/>
    </style:style>
    <style:style style:name="T9" style:family="text">
      <style:text-properties officeooo:rsid="00260fc3"/>
    </style:style>
    <style:style style:name="T10" style:family="text">
      <style:text-properties officeooo:rsid="00270ce4"/>
    </style:style>
    <style:style style:name="T11" style:family="text">
      <style:text-properties officeooo:rsid="002bab1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6">Python </text:span>I/O interface for Beaglebone Black</text:p>
      <text:p text:style-name="P4"/>
      <text:p text:style-name="P4">Description: This tutorial <text:span text:style-name="T5">covers the use of the Adafruit_BBIO library available at:</text:span></text:p>
      <text:p text:style-name="P2"/>
      <text:p text:style-name="P7">https://github.com/adafruit/adafruit-beaglebone-io-python</text:p>
      <text:p text:style-name="P5"/>
      <text:p text:style-name="P5">For the purposes of this tutorial, <text:span text:style-name="T2">italicized</text:span> lines are commands to be entered in a terminal window. <text:span text:style-name="T3">Bold</text:span> lines are inspections of code provided in the associated repository <text:span text:style-name="T11">or file references</text:span>.</text:p>
      <text:p text:style-name="P2"/>
      <text:p text:style-name="P6">1. Get the <text:span text:style-name="T1">T</text:span>utorial <text:span text:style-name="T1">S</text:span>et</text:p>
      <text:p text:style-name="P2"/>
      <text:p text:style-name="P2">This tutorial assumes that the reader has cloned the '<text:span text:style-name="T5">ros</text:span>_tutorials' repository into their '<text:span text:style-name="T4">~</text:span>/catkin_ws/src' folder.</text:p>
      <text:p text:style-name="P2"/>
      <text:p text:style-name="P6">2. <text:span text:style-name="T7">Beaglebone GPIO</text:span></text:p>
      <text:p text:style-name="P8"/>
      <text:p text:style-name="P10">The Beaglebone Black has a lot of 'general purpose input/output' (GPIO) pins which can be used to interact with the world. These pins can be set to act as inputs to read 3.3V digital logic. They can also be used as outputs of digital logic or pulse width modulation (PWM) signals.</text:p>
      <text:p text:style-name="P8"/>
      <text:p text:style-name="P11">The analog to digital converter (ADC) is used to sample an input voltage. This causes a quantization of the signal, breaking it up into discrete stepped values.</text:p>
      <text:p text:style-name="P9"/>
      <text:p text:style-name="P9"/>
      <text:p text:style-name="P15">The motor controllers being used on the khan robot require 3 signal inputs to control direction and speed of the motor, as well as power and ground lines to provide a supply voltage. The two lines labeled *IN1 and *IN2 are digital logic inputs. Holding *IN1 high and *IN2 low will cause the motor to spin one direction. If they are both reversed, <text:span text:style-name="T8">the motor will spin the opposite direction. The third input is for a PWM signal. This signal controls the speed of the motor by varying the duty cycle. </text:span></text:p>
      <text:p text:style-name="P15"/>
      <text:p text:style-name="P16">The pins available for use as digital output are P8_7 – P8-12, P8-14 – P8-18, P8-26, P9-11 – P9-13, P9-15, P9-17, P9-18, P9-23 – P9-27, P9-30, and P9-41.</text:p>
      <text:p text:style-name="P16"/>
      <text:p text:style-name="P16">The pins available for use as PWM are P8-13, P8-19, P9-14, P9-16, P9-21, P9-22, and P9-42.</text:p>
      <text:p text:style-name="P17"/>
      <text:p text:style-name="P12"><text:span text:style-name="T9">3</text:span>. <text:span text:style-name="T9">Use the Beaglebone to Turn a Motor</text:span></text:p>
      <text:p text:style-name="P17"/>
      <text:p text:style-name="P19">Let's go ahead and try to set up a motor to get it spinning. Hook up pins P8-11 and P8-12 to AIN1 and AIN2 respectively. Hook pin P8-13 to PWMA. Attach a motor to the output lines of Motor A. Make sure you have 3.3V and ground hooked up from the respective rails on the Beaglebone. Attach the 9V battery lines into the motor voltage terminal. Now we are going to start python. Make sure you are <text:soft-page-break/>running as a root user:</text:p>
      <text:p text:style-name="P19"/>
      <text:p text:style-name="P20">sudo bash</text:p>
      <text:p text:style-name="P20">python</text:p>
      <text:p text:style-name="P19"/>
      <text:p text:style-name="P19">Your python interpreter should start providing a terminal input '&gt;&gt;&gt;'. Now, we must first import the libraries we are going to use:</text:p>
      <text:p text:style-name="P19"/>
      <text:p text:style-name="P1">import Adafruit_BBIO.GPIO as GPIO</text:p>
      <text:p text:style-name="P1">import Adafruit_BBIO.PWM as PWM</text:p>
      <text:p text:style-name="P19"/>
      <text:p text:style-name="P19">We should now have access to all of the functionality we need. Let's go ahead and set our pin functionality:</text:p>
      <text:p text:style-name="P19"/>
      <text:p text:style-name="P1">GPIO.setup("P8_11", GPIO.OUT)</text:p>
      <text:p text:style-name="P1">GPIO.setup("P8_12", GPIO.OUT)</text:p>
      <text:p text:style-name="P1">GPIO.output("P8_11", GPIO.HIGH)</text:p>
      <text:p text:style-name="P1">GPIO.output("P8_12", GPIO.LOW)</text:p>
      <text:p text:style-name="P1">PWM.start("P8_13", 50)</text:p>
      <text:p text:style-name="P19"/>
      <text:p text:style-name="P19">The motor should have started spinning as soon as you started the PWM. Now stop the PWM and clean up the line.</text:p>
      <text:p text:style-name="P19"/>
      <text:p text:style-name="P14">PWM.stop("P9_14")</text:p>
      <text:p text:style-name="P14">PWM.cleanup()</text:p>
      <text:p text:style-name="P18"/>
      <text:p text:style-name="P13"><text:span text:style-name="T9">3</text:span>. <text:span text:style-name="T10">Python Script to Turn 4 Motors</text:span></text:p>
      <text:p text:style-name="P19"/>
      <text:p text:style-name="P21">A sample script for running 4 motors is provided as:</text:p>
      <text:p text:style-name="P21"/>
      <text:p text:style-name="P22">/python_io_tutorial/motor_runner.py</text:p>
      <text:p text:style-name="P21"/>
      <text:p text:style-name="P21">This uses the exact same method <text:span text:style-name="T11">of implementation </text:span>as just discussed. Running the script as root should turn on all 4 motors for 5 seconds. It will then clean up and exit. <text:span text:style-name="T11">Each section is broken up by function. The first section imports the required libraries. The second defines the used pins for all of the motors. </text:span><text:soft-page-break/><text:span text:style-name="T11">Third is the GPIO setup for all of the motors. The fourth section starts all of the PWM lines. Next is a sleep command to wait for 5 seconds. Finally, all the motors are stopped and the lines are cleaned u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4T18:14:02.925545772</meta:creation-date>
    <dc:date>2015-12-14T20:06:29.976099343</dc:date>
    <meta:editing-duration>PT1H47M17S</meta:editing-duration>
    <meta:editing-cycles>6</meta:editing-cycles>
    <meta:generator>LibreOffice/4.2.8.2$Linux_X86_64 LibreOffice_project/420m0$Build-2</meta:generator>
    <meta:document-statistic meta:table-count="0" meta:image-count="0" meta:object-count="0" meta:page-count="3" meta:paragraph-count="32" meta:word-count="575" meta:character-count="3411" meta:non-whitespace-character-count="2863"/>
  </office:meta>
</office:document-meta>
</file>